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2.511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Herbarium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/>
          <table:table-cell table:style-name="ce1" table:number-columns-repeated="1020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amil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Gattu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TaxonName</text:p>
          </table:table-cell>
          <table:table-cell office:value-type="string" calcext:value-type="string">
            <text:p>A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AuthorName</text:p>
          </table:table-cell>
          <table:table-cell office:value-type="string" calcext:value-type="string">
            <text:p>Au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/>
          <table:table-cell office:value-type="string" calcext:value-type="string">
            <text:p>Untera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/>
          <table:table-cell office:value-type="string" calcext:value-type="string">
            <text:p>Unterart Au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name_0</text:p>
          </table:table-cell>
          <table:table-cell office:value-type="string" calcext:value-type="string">
            <text:p>L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name_1</text:p>
          </table:table-cell>
          <table:table-cell office:value-type="string" calcext:value-type="string">
            <text:p>Bundesland/Provin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habitat</text:p>
          </table:table-cell>
          <table:table-cell office:value-type="string" calcext:value-type="string">
            <text:p>Naturra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Fund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/>
          <table:table-cell office:value-type="string" calcext:value-type="string">
            <text:p>Standort (Geologie, Exposit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/>
          <table:table-cell office:value-type="string" calcext:value-type="string">
            <text:p>MT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Höh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Koordinaten (Grad-Minuten-Sekunde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Samml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coll_nr</text:p>
          </table:table-cell>
          <table:table-cell office:value-type="string" calcext:value-type="string">
            <text:p>Sammelnumm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det_name</text:p>
          </table:table-cell>
          <table:table-cell office:value-type="string" calcext:value-type="string">
            <text:p>Bestimmer (det., rev., conf.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coll_date</text:p>
          </table:table-cell>
          <table:table-cell office:value-type="string" calcext:value-type="string">
            <text:p>Dat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NN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Anmerkungen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11:31:29.3520726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1T13:38:54.169455450</meta:creation-date>
    <dc:date>2022-02-03T11:46:25.647058287</dc:date>
    <meta:editing-duration>PT11H30M14S</meta:editing-duration>
    <meta:editing-cycles>14</meta:editing-cycles>
    <meta:generator>LibreOffice/7.2.5.2.0$Linux_X86_64 LibreOffice_project/711f8d38e9451cd2fd39b6963d2a3fc166f04cb1</meta:generator>
    <meta:document-statistic meta:table-count="1" meta:cell-count="56" meta:object-count="0"/>
  </office:meta>
</office:document-meta>
</file>